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dd6ff" draw:textarea-horizontal-align="center" draw:textarea-vertical-align="middle" draw:fit-to-size="false"/>
    </style:style>
    <style:style style:name="gr2" style:family="graphic" style:parent-style-name="standard">
      <style:graphic-properties draw:fill="solid" draw:fill-color="#add6ff" draw:textarea-horizontal-align="center" draw:textarea-vertical-align="middle" draw:fit-to-size="false" draw:fit-to-contour="false" fo:padding-top="0cm" fo:padding-bottom="0cm" fo:padding-left="0cm" fo:padding-right="0cm"/>
    </style:style>
    <style:style style:name="gr3" style:family="graphic" style:parent-style-name="standard">
      <style:graphic-properties draw:fill="solid" draw:fill-color="#add6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7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family="Calibri" style:font-family-generic="swiss" style:font-pitch="variable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" draw:layer="layout" svg:width="1.905cm" svg:height="1.905cm" svg:x="7.62cm" svg:y="7.985cm">
          <text:p text:style-name="P1"><text:span text:style-name="T1">D</text:span></text:p>
        </draw:rect>
        <draw:rect draw:style-name="gr1" draw:text-style-name="P2" draw:id="id7" draw:layer="layout" svg:width="1.905cm" svg:height="1.905cm" svg:x="18.75cm" svg:y="7.985cm">
          <text:p text:style-name="P1"><text:span text:style-name="T1">D</text:span></text:p>
        </draw:rect>
        <draw:rect draw:style-name="gr1" draw:text-style-name="P2" draw:id="id5" draw:layer="layout" svg:width="1.905cm" svg:height="1.905cm" svg:x="13.4cm" svg:y="7.985cm">
          <text:p text:style-name="P1"><text:span text:style-name="T1">D</text:span></text:p>
        </draw:rect>
        <draw:circle draw:style-name="gr1" draw:text-style-name="P3" draw:id="id2" draw:layer="layout" svg:width="1.905cm" svg:height="1.905cm" svg:x="4.81cm" svg:y="7.985cm">
          <text:p text:style-name="P1"><text:span text:style-name="T2">X</text:span></text:p>
        </draw:circle>
        <draw:circle draw:style-name="gr2" draw:text-style-name="P4" draw:id="id4" draw:layer="layout" svg:width="1.905cm" svg:height="1.905cm" svg:x="10.56cm" svg:y="7.985cm">
          <text:p text:style-name="P1"><text:span text:style-name="T3">+</text:span></text:p>
        </draw:circle>
        <draw:circle draw:style-name="gr1" draw:text-style-name="P3" draw:id="id10" draw:layer="layout" svg:width="1.905cm" svg:height="1.905cm" svg:x="10.56cm" svg:y="10.525cm">
          <text:p text:style-name="P1"><text:span text:style-name="T2">X</text:span></text:p>
        </draw:circle>
        <draw:circle draw:style-name="gr1" draw:text-style-name="P3" draw:id="id11" draw:layer="layout" svg:width="1.905cm" svg:height="1.905cm" svg:x="16.075cm" svg:y="10.46cm">
          <text:p text:style-name="P1"><text:span text:style-name="T2">X</text:span></text:p>
        </draw:circle>
        <draw:circle draw:style-name="gr2" draw:text-style-name="P4" draw:id="id6" draw:layer="layout" svg:width="1.905cm" svg:height="1.905cm" svg:x="16.075cm" svg:y="7.985cm">
          <text:p text:style-name="P1"><text:span text:style-name="T3">+</text:span></text:p>
        </draw:circle>
        <draw:custom-shape draw:style-name="gr3" draw:text-style-name="P5" draw:id="id1" draw:layer="layout" svg:width="2.54cm" svg:height="1.905cm" svg:x="1.635cm" svg:y="7.985cm">
          <text:p text:style-name="P1"><text:span text:style-name="T4">X[n]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id="id8" draw:layer="layout" svg:width="2.54cm" svg:height="1.905cm" svg:x="22.26cm" svg:y="7.985cm">
          <text:p text:style-name="P1"><text:span text:style-name="T4">Y[n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175cm" svg:y1="8.937cm" svg:x2="4.81cm" svg:y2="8.937cm" draw:start-shape="id1" draw:start-glue-point="7" draw:end-shape="id2" draw:end-glue-point="3" svg:d="m4175 8937h635">
          <text:p/>
        </draw:connector>
        <draw:connector draw:style-name="gr4" draw:text-style-name="P1" draw:layer="layout" svg:x1="6.715cm" svg:y1="8.937cm" svg:x2="7.62cm" svg:y2="8.937cm" draw:start-shape="id2" draw:start-glue-point="1" draw:end-shape="id3" draw:end-glue-point="3" svg:d="m6715 8937h905">
          <text:p/>
        </draw:connector>
        <draw:connector draw:style-name="gr4" draw:text-style-name="P1" draw:layer="layout" svg:x1="9.525cm" svg:y1="8.937cm" svg:x2="10.56cm" svg:y2="8.937cm" draw:start-shape="id3" draw:start-glue-point="1" draw:end-shape="id4" draw:end-glue-point="3" svg:d="m9525 8937h1035">
          <text:p/>
        </draw:connector>
        <draw:connector draw:style-name="gr4" draw:text-style-name="P1" draw:layer="layout" svg:x1="12.465cm" svg:y1="8.937cm" svg:x2="13.4cm" svg:y2="8.937cm" draw:start-shape="id4" draw:start-glue-point="1" draw:end-shape="id5" draw:end-glue-point="3" svg:d="m12465 8937h935">
          <text:p/>
        </draw:connector>
        <draw:connector draw:style-name="gr4" draw:text-style-name="P1" draw:layer="layout" svg:x1="15.305cm" svg:y1="8.937cm" svg:x2="16.075cm" svg:y2="8.937cm" draw:start-shape="id5" draw:start-glue-point="1" draw:end-shape="id6" draw:end-glue-point="3" svg:d="m15305 8937h770">
          <text:p/>
        </draw:connector>
        <draw:connector draw:style-name="gr4" draw:text-style-name="P1" draw:layer="layout" svg:x1="17.98cm" svg:y1="8.937cm" svg:x2="18.75cm" svg:y2="8.937cm" draw:start-shape="id6" draw:start-glue-point="1" draw:end-shape="id7" draw:end-glue-point="3" svg:d="m17980 8937h770">
          <text:p/>
        </draw:connector>
        <draw:connector draw:style-name="gr4" draw:text-style-name="P1" draw:id="id9" draw:layer="layout" svg:x1="20.655cm" svg:y1="8.937cm" svg:x2="22.26cm" svg:y2="8.937cm" draw:start-shape="id7" draw:start-glue-point="1" draw:end-shape="id8" draw:end-glue-point="5" svg:d="m20655 8937h1605">
          <text:p/>
        </draw:connector>
        <draw:connector draw:style-name="gr4" draw:text-style-name="P1" draw:layer="layout" draw:line-skew="0.77cm" svg:x1="21.507cm" svg:y1="8.937cm" svg:x2="11.512cm" svg:y2="12.43cm" draw:start-shape="id9" draw:start-glue-point="0" draw:end-shape="id10" draw:end-glue-point="2" svg:d="m21507 8937v4763h-9995v-1270">
          <text:p/>
        </draw:connector>
        <draw:connector draw:style-name="gr4" draw:text-style-name="P1" draw:layer="layout" draw:line-skew="-0.865cm" svg:x1="17.027cm" svg:y1="12.365cm" svg:x2="17cm" svg:y2="13.725cm" draw:start-shape="id11" draw:start-glue-point="2" svg:d="m17027 12365v65h-27v1295">
          <text:p/>
        </draw:connector>
        <draw:connector draw:style-name="gr4" draw:text-style-name="P1" draw:layer="layout" svg:x1="11.512cm" svg:y1="10.525cm" svg:x2="11.512cm" svg:y2="9.89cm" draw:start-shape="id10" draw:start-glue-point="0" draw:end-shape="id4" draw:end-glue-point="2" svg:d="m11512 10525v-635">
          <text:p/>
        </draw:connector>
        <draw:connector draw:style-name="gr4" draw:text-style-name="P1" draw:layer="layout" svg:x1="17.027cm" svg:y1="10.46cm" svg:x2="17.027cm" svg:y2="9.89cm" draw:start-shape="id11" draw:start-glue-point="0" draw:end-shape="id6" draw:end-glue-point="2" svg:d="m17027 10460v-570">
          <text:p/>
        </draw:connector>
        <draw:connector draw:style-name="gr5" draw:text-style-name="P1" draw:layer="layout" svg:x1="9.909cm" svg:y1="11.473cm" svg:x2="10.56cm" svg:y2="11.477cm" draw:start-shape="id12" draw:start-glue-point="1" draw:end-shape="id10" draw:end-glue-point="3" svg:d="m9909 11473h326v4h325">
          <text:p/>
        </draw:connector>
        <draw:connector draw:style-name="gr5" draw:text-style-name="P1" draw:layer="layout" svg:x1="15.524cm" svg:y1="11.416cm" svg:x2="16.075cm" svg:y2="11.412cm" draw:start-shape="id13" draw:start-glue-point="1" draw:end-shape="id11" draw:end-glue-point="3" svg:d="m15524 11416h276v-4h275">
          <text:p/>
        </draw:connector>
        <draw:connector draw:style-name="gr6" draw:text-style-name="P1" draw:layer="layout" svg:x1="5.77cm" svg:y1="7.35cm" svg:x2="5.762cm" svg:y2="7.985cm" draw:start-shape="id14" draw:start-glue-point="2" draw:end-shape="id2" draw:end-glue-point="0" svg:d="m5770 7350v318h-8v317">
          <text:p/>
        </draw:connector>
        <draw:frame draw:style-name="gr7" draw:text-style-name="P6" draw:id="id14" draw:layer="layout" svg:width="1.289cm" svg:height="1.115cm" svg:x="5.126cm" svg:y="6.235cm">
          <draw:text-box>
            <text:p><text:span text:style-name="T5">a1</text:span></text:p>
          </draw:text-box>
        </draw:frame>
        <draw:frame draw:style-name="gr8" draw:text-style-name="P6" draw:id="id12" draw:layer="layout" svg:width="1.289cm" svg:height="1.043cm" svg:x="8.62cm" svg:y="10.952cm">
          <draw:text-box>
            <text:p><text:span text:style-name="T5">b2</text:span></text:p>
          </draw:text-box>
        </draw:frame>
        <draw:frame draw:style-name="gr9" draw:text-style-name="P6" draw:id="id13" draw:layer="layout" svg:width="1.289cm" svg:height="1.043cm" svg:x="14.235cm" svg:y="10.895cm">
          <draw:text-box>
            <text:p><text:span text:style-name="T5">b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hew Morgan</meta:initial-creator>
    <meta:creation-date>2009-05-03T13:07:25.37</meta:creation-date>
    <dc:date>2009-05-04T01:34:27.46</dc:date>
    <dc:creator>nck ham</dc:creator>
    <meta:editing-duration>PT00H37M32S</meta:editing-duration>
    <meta:editing-cycles>12</meta:editing-cycles>
    <meta:generator>OpenOffice.org/3.0$Win32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